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xV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Time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ltaDist</text:p>
          </table:table-cell>
          <table:table-cell table:formula="of:=([.B3]*[.B2]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eta</text:p>
          </table:table-cell>
          <table:table-cell table:formula="of:=DEGREES(ATAN([.B2]/[.B3]))" office:value-type="float" office:value="87.1375947738883" calcext:value-type="float">
            <text:p>87.1375947738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ta Check</text:p>
          </table:table-cell>
          <table:table-cell table:formula="of:=DEGREES(ATAN([.B10]/[.A9]))" office:value-type="float" office:value="87.1375947738883" calcext:value-type="float">
            <text:p>87.1375947738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Rate</text:p>
          </table:table-cell>
          <table:table-cell table:formula="of:=[.B2]/[.B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SQRT([.B4])/[.B8]" office:value-type="float" office:value="0.11180339887499" calcext:value-type="float">
            <text:p>0.11180339887499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Vel</text:p>
          </table:table-cell>
          <table:table-cell table:formula="of:=[.B8]*[.A9]" office:value-type="float" office:value="2.23606797749979" calcext:value-type="float">
            <text:p>2.2360679774997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TAN(RADIANS([.B12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heta</text:p>
          </table:table-cell>
          <table:table-cell table:formula="of:=TAN(RADIANS([.B7]))" office:value-type="float" office:value="20" calcext:value-type="float">
            <text:p>20</text:p>
          </table:table-cell>
          <table:table-cell table:formula="of:=[.B2]/[.B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</text:p>
          </table:table-cell>
          <table:table-cell table:formula="of:=[.B4]*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d*tanTheta</text:p>
          </table:table-cell>
          <table:table-cell table:formula="of:=2*[.B4]*[.B13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</text:p>
          </table:table-cell>
          <table:table-cell table:formula="of:=SQRT([.B15])" office:value-type="float" office:value="14.142135623731" calcext:value-type="float">
            <text:p>14.142135623731</text:p>
          </table:table-cell>
          <table:table-cell table:formula="of:=[.B16]/2" office:value-type="float" office:value="7.07106781186547" calcext:value-type="float">
            <text:p>7.07106781186547</text:p>
          </table:table-cell>
          <table:table-cell/>
          <table:table-cell table:formula="of:=[.C16]/[.B13]" office:value-type="float" office:value="0.353553390593274" calcext:value-type="float">
            <text:p>0.35355339059327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st Check</text:p>
          </table:table-cell>
          <table:table-cell table:formula="of:=([.E16]*[.C16])*2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/tant</text:p>
          </table:table-cell>
          <table:table-cell table:formula="of:=[.B4]/([.B2]/[.B3]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t</text:p>
          </table:table-cell>
          <table:table-cell table:formula="of:=SQRT([.B22])" office:value-type="float" office:value="0.5" calcext:value-type="float">
            <text:p>0.5</text:p>
          </table:table-cell>
          <table:table-cell table:formula="of:=[.B13]*[.B23]" office:value-type="float" office:value="10" calcext:value-type="float">
            <text:p>10</text:p>
          </table:table-cell>
          <table:table-cell table:formula="of:=[.C23]*[.B23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[.C16]/[.C13]" office:value-type="float" office:value="0.353553390593274" calcext:value-type="float">
            <text:p>0.353553390593274</text:p>
          </table:table-cell>
          <table:table-cell table:formula="of:=[.A25]*[.C16]" office:value-type="float" office:value="2.5" calcext:value-type="float">
            <text:p>2.5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cTim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/2</text:p>
          </table:table-cell>
          <table:table-cell table:formula="of:=[.B4]/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ot D/2</text:p>
          </table:table-cell>
          <table:table-cell table:formula="of:=SQRT([.B7])"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atan</text:p>
          </table:table-cell>
          <table:table-cell table:formula="of:=DEGREES(ATAN([.B8]))" office:value-type="float" office:value="65.9051574478893" calcext:value-type="float">
            <text:p>65.9051574478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00/00/0000</text:date>, <text:time style:data-style-name="N2" text:time-value="09:16:03.132879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54:18.339843329</meta:creation-date>
    <dc:date>2020-01-31T12:07:52.788408093</dc:date>
    <meta:editing-duration>PT2H26M</meta:editing-duration>
    <meta:editing-cycles>4</meta:editing-cycles>
    <meta:generator>LibreOffice/5.3.6.1$Linux_X86_64 LibreOffice_project/30$Build-1</meta:generator>
    <dc:creator>Hudson </dc:creator>
    <meta:document-statistic meta:table-count="2" meta:cell-count="53" meta:object-count="0"/>
  </office:meta>
</office:document-meta>
</file>